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e994" draw:textarea-horizontal-align="justify" draw:textarea-vertical-align="top" draw:auto-grow-height="false" fo:min-height="8.005cm" fo:min-width="10.613cm"/>
      <style:paragraph-properties style:writing-mode="lr-tb"/>
    </style:style>
    <style:style style:name="gr2" style:family="graphic" style:parent-style-name="standard">
      <style:graphic-properties svg:stroke-color="#111111" draw:fill="solid" draw:fill-color="#ffe994" draw:textarea-horizontal-align="justify" draw:textarea-vertical-align="top" draw:auto-grow-height="false" fo:min-height="1.654cm" fo:min-width="2.357cm"/>
      <style:paragraph-properties style:writing-mode="lr-tb"/>
    </style:style>
    <style:style style:name="gr3" style:family="graphic" style:parent-style-name="standard">
      <style:graphic-properties svg:stroke-color="#111111" draw:fill="solid" draw:fill-color="#ffe994" draw:textarea-horizontal-align="justify" draw:textarea-vertical-align="top" draw:auto-grow-height="false" fo:min-height="0.703cm" fo:min-width="3.31cm"/>
      <style:paragraph-properties style:writing-mode="lr-tb"/>
    </style:style>
    <style:style style:name="gr4" style:family="graphic" style:parent-style-name="standard">
      <style:graphic-properties svg:stroke-color="#111111" draw:fill="solid" draw:fill-color="#ffe994" draw:textarea-horizontal-align="justify" draw:textarea-vertical-align="top" draw:auto-grow-height="false" fo:min-height="0.702cm" fo:min-width="2.357cm"/>
      <style:paragraph-properties style:writing-mode="lr-tb"/>
    </style:style>
    <style:style style:name="gr5" style:family="graphic" style:parent-style-name="standard">
      <style:graphic-properties svg:stroke-color="#111111" draw:fill="solid" draw:fill-color="#ffe994" draw:textarea-horizontal-align="justify" draw:textarea-vertical-align="top" draw:auto-grow-height="false" fo:min-height="1.337cm" fo:min-width="3.628cm"/>
      <style:paragraph-properties style:writing-mode="lr-tb"/>
    </style:style>
    <style:style style:name="gr6" style:family="graphic" style:parent-style-name="standard">
      <style:graphic-properties svg:stroke-color="#111111" draw:fill="solid" draw:fill-color="#ffe994" draw:textarea-horizontal-align="justify" draw:textarea-vertical-align="top" draw:auto-grow-height="false" fo:min-height="1.972cm" fo:min-width="3.945cm"/>
      <style:paragraph-properties style:writing-mode="lr-tb"/>
    </style:style>
    <style:style style:name="gr7" style:family="graphic" style:parent-style-name="standard">
      <style:graphic-properties svg:stroke-color="#111111" draw:fill="solid" draw:fill-color="#ffe994" draw:textarea-horizontal-align="justify" draw:textarea-vertical-align="top" draw:auto-grow-height="false" fo:min-height="1.337cm" fo:min-width="3.31cm"/>
      <style:paragraph-properties style:writing-mode="lr-tb"/>
    </style:style>
    <style:style style:name="gr8" style:family="graphic" style:parent-style-name="standard">
      <style:graphic-properties svg:stroke-color="#111111" draw:fill="solid" draw:fill-color="#ffe994" draw:textarea-horizontal-align="justify" draw:textarea-vertical-align="top" draw:auto-grow-height="false" fo:min-height="0.703cm" fo:min-width="1.405cm"/>
      <style:paragraph-properties style:writing-mode="lr-tb"/>
    </style:style>
    <style:style style:name="gr9" style:family="graphic" style:parent-style-name="standard">
      <style:graphic-properties svg:stroke-color="#111111" draw:fill="solid" draw:fill-color="#ffe994" draw:textarea-horizontal-align="justify" draw:textarea-vertical-align="top" draw:auto-grow-height="false" fo:min-height="1.337cm" fo:min-width="4.262cm"/>
      <style:paragraph-properties style:writing-mode="lr-tb"/>
    </style:style>
    <style:style style:name="gr10" style:family="graphic" style:parent-style-name="standard">
      <style:graphic-properties svg:stroke-color="#111111" draw:fill="solid" draw:fill-color="#ffe994" draw:textarea-horizontal-align="justify" draw:textarea-vertical-align="top" draw:auto-grow-height="false" fo:min-height="1.972cm" fo:min-width="5.532cm"/>
      <style:paragraph-properties style:writing-mode="lr-tb"/>
    </style:style>
    <style:style style:name="gr11" style:family="graphic" style:parent-style-name="standard">
      <style:graphic-properties svg:stroke-color="#111111" draw:fill="solid" draw:fill-color="#ffe994" draw:textarea-horizontal-align="justify" draw:textarea-vertical-align="top" draw:auto-grow-height="false" fo:min-height="0.385cm" fo:min-width="4.564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111111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Dot_20__28_Rounded_29_" svg:stroke-width="0.053cm" svg:stroke-color="#800080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0.386cm" fo:min-width="1.086cm" fo:wrap-option="wrap"/>
      <style:paragraph-properties style:writing-mode="lr-tb"/>
    </style:style>
    <style:style style:name="gr16" style:family="graphic" style:parent-style-name="standard">
      <style:graphic-properties draw:stroke="dash" draw:stroke-dash="Dash_20__28_Rounded_29_" svg:stroke-width="0.053cm" svg:stroke-color="#800080" draw:marker-start-width="0.279cm" draw:marker-end-width="0.279cm" svg:stroke-linecap="roun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color="#000000" draw:marker-end="" draw:fill-color="#dddddd" draw:textarea-horizontal-align="justify" draw:textarea-vertical-align="middle" draw:auto-grow-height="false" fo:min-height="0.386cm" fo:min-width="1.08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703cm" fo:min-width="1.406cm" fo:wrap-option="wrap"/>
      <style:paragraph-properties style:writing-mode="lr-tb"/>
    </style:style>
    <style:style style:name="gr20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Dash" svg:stroke-width="0.053cm" svg:stroke-color="#800080" draw:marker-start-width="0.279cm" draw:marker-end-width="0.279cm" svg:stroke-linecap="butt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marker-end="" draw:fill-color="#dddddd" draw:textarea-horizontal-align="justify" draw:textarea-vertical-align="middle" draw:auto-grow-height="false" fo:min-height="0.386cm" fo:min-width="1.723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>
      <style:graphic-properties svg:stroke-color="#000000" draw:fill-color="#dde8cb" draw:textarea-horizontal-align="justify" draw:textarea-vertical-align="middle" draw:auto-grow-height="false" fo:min-height="0.197cm" fo:min-width="1.511cm" fo:wrap-option="wrap"/>
      <style:paragraph-properties style:writing-mode="lr-tb"/>
    </style:style>
    <style:style style:name="P1" style:family="paragraph">
      <style:paragraph-properties fo:text-align="start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>
      <loext:graphic-properties draw:fill="solid" draw:fill-color="#ffe994"/>
      <style:paragraph-properties fo:text-align="start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e994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loext:graphic-properties draw:fill-color="#dddddd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style:paragraph-properties fo:text-align="center"/>
    </style:style>
    <style:style style:name="P9" style:family="paragraph">
      <loext:graphic-properties draw:fill-color="#dde8cb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13cm" svg:height="8.255cm" svg:x="5.666cm" svg:y="0.254cm"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2.857cm" svg:height="1.904cm" svg:x="1.221cm" svg:y="0.889cm">
          <text:p text:style-name="P3"><text:span text:style-name="T2">Real-world Elevator Hardwa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81cm" svg:height="0.953cm" svg:x="6.301cm" svg:y="1.206cm">
          <text:p text:style-name="P3"><text:span text:style-name="T2">elevatorserver.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2.857cm" svg:height="0.952cm" svg:x="12.016cm" svg:y="1.206cm">
          <text:p text:style-name="P3"><text:span text:style-name="T2">driver-g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4.128cm" svg:height="1.587cm" svg:x="12.016cm" svg:y="3.112cm">
          <text:p text:style-name="P3"><text:span text:style-name="T2">driver-go_adapt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4.445cm" svg:height="2.222cm" svg:x="0.27cm" svg:y="3.746cm">
          <text:p text:style-name="P3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" draw:id="id1" draw:layer="layout" svg:width="3.81cm" svg:height="1.587cm" svg:x="7.254cm" svg:y="6.922cm">
          <text:p text:style-name="P3"><text:span text:style-name="T2">DriverNod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05cm" svg:height="0.953cm" svg:x="2.492cm" svg:y="4.699cm">
          <text:p text:style-name="P3"><text:span text:style-name="T2">Aliv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3.81cm" svg:height="1.587cm" svg:x="0.586cm" svg:y="6.921cm">
          <text:p text:style-name="P3"><text:span text:style-name="T2">DeciderNode</text:span><text:span text:style-name="T2"><text:line-break/></text:span><text:span text:style-name="T3">- hallRequests</text:span><text:span text:style-name="T3"><text:line-break/></text:span><text:span text:style-name="T3">- cabReques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4.762cm" svg:height="1.587cm" svg:x="0.254cm" svg:y="10.086cm">
          <text:p text:style-name="P3"><text:span text:style-name="T2">BackupDeciderN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5" draw:id="id5" draw:layer="layout" svg:width="6.032cm" svg:height="2.222cm" svg:x="7.239cm" svg:y="9.768cm">
          <text:p text:style-name="P3"><text:span text:style-name="T2">PrimaryDeciderN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064cm" svg:height="0.635cm" svg:x="7.889cm" svg:y="11.038cm">
          <text:p text:style-name="P3"><text:span text:style-name="T2">hall_request_assigner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s" draw:line-skew="0.502cm" svg:x1="9.159cm" svg:y1="6.922cm" svg:x2="2.492cm" svg:y2="5.968cm" draw:start-shape="id1" draw:start-glue-point="0" draw:end-shape="id2" draw:end-glue-point="2" svg:d="M9159 6922l-6667-453v-501" svg:viewBox="0 0 6668 955">
          <text:p/>
        </draw:connector>
        <draw:connector draw:style-name="gr13" draw:text-style-name="P5" draw:layer="layout" draw:type="lines" draw:line-skew="0.449cm" svg:x1="2.491cm" svg:y1="6.921cm" svg:x2="2.492cm" svg:y2="5.968cm" draw:start-shape="id3" draw:start-glue-point="0" draw:end-shape="id2" draw:end-glue-point="2" svg:d="M2491 6921v-53l1-399v-501" svg:viewBox="0 0 2 954">
          <text:p/>
        </draw:connector>
        <draw:connector draw:style-name="gr13" draw:text-style-name="P5" draw:layer="layout" draw:type="lines" draw:line-skew="0.502cm" svg:x1="2.635cm" svg:y1="10.086cm" svg:x2="2.491cm" svg:y2="8.508cm" draw:start-shape="id4" draw:start-glue-point="0" draw:end-shape="id3" draw:end-glue-point="2" svg:d="M2635 10086l-144-1078v-500" svg:viewBox="0 0 145 1579">
          <text:p/>
        </draw:connector>
        <draw:connector draw:style-name="gr13" draw:text-style-name="P5" draw:layer="layout" draw:type="lines" draw:line-skew="0.501cm" svg:x1="10.255cm" svg:y1="9.768cm" svg:x2="2.491cm" svg:y2="8.508cm" draw:start-shape="id5" draw:start-glue-point="0" draw:end-shape="id3" draw:end-glue-point="2" svg:d="M10255 9768l-7764-760v-500" svg:viewBox="0 0 7765 1261">
          <text:p/>
        </draw:connector>
        <draw:connector draw:style-name="gr14" draw:text-style-name="P5" draw:layer="layout" draw:type="line" svg:x1="6.301cm" svg:y1="1.682cm" svg:x2="4.078cm" svg:y2="1.841cm" draw:start-shape="id6" draw:end-shape="id7" draw:end-glue-point="1" svg:d="M6301 1682l-2223 159" svg:viewBox="0 0 2224 160">
          <text:p/>
        </draw:connector>
        <draw:custom-shape draw:style-name="gr15" draw:text-style-name="P7" draw:layer="layout" svg:width="1.586cm" svg:height="0.635cm" svg:x="4.398cm" svg:y="2.476cm">
          <text:p text:style-name="P6"><text:span text:style-name="T4">serial</text:span></text:p>
          <draw:enhanced-geometry svg:viewBox="0 0 21600 21600" draw:glue-points="10800 0 0 10800 10800 21600 21600 10800 ?f40 ?f41" draw:text-areas="0 0 21600 21600" draw:type="rectangular-callout" draw:modifiers="9418.52551984877 -24011.3207547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5" draw:layer="layout" draw:type="lines" draw:line-skew="0.502cm" svg:x1="14.08cm" svg:y1="3.112cm" svg:x2="13.444cm" svg:y2="2.158cm" draw:start-shape="id8" draw:start-glue-point="0" draw:end-shape="id9" draw:end-glue-point="2" svg:d="M14080 3112l-636-453v-501" svg:viewBox="0 0 637 955">
          <text:p/>
        </draw:connector>
        <draw:connector draw:style-name="gr16" draw:text-style-name="P8" draw:layer="layout" svg:x1="10.255cm" svg:y1="9.768cm" svg:x2="9.159cm" svg:y2="8.509cm" draw:start-shape="id5" draw:start-glue-point="0" draw:end-shape="id1" draw:end-glue-point="2" svg:d="M10255 9768v-630h-1096v-629" svg:viewBox="0 0 1097 1260">
          <text:p/>
        </draw:connector>
        <draw:custom-shape draw:style-name="gr17" draw:text-style-name="P7" draw:layer="layout" svg:width="1.586cm" svg:height="0.635cm" svg:x="11.065cm" svg:y="8.826cm">
          <text:p text:style-name="P6"><text:span text:style-name="T4">udp</text:span></text:p>
          <draw:enhanced-geometry svg:viewBox="0 0 21600 21600" draw:glue-points="10800 0 0 10800 10800 21600 21600 10800 ?f40 ?f41" draw:text-areas="0 0 21600 21600" draw:type="rectangular-callout" draw:modifiers="-11283.1758034026 10562.2641509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8" draw:text-style-name="P8" draw:layer="layout" svg:x1="11.064cm" svg:y1="7.715cm" svg:x2="14.08cm" svg:y2="4.699cm" draw:start-shape="id1" draw:start-glue-point="1" draw:end-shape="id8" draw:end-glue-point="2" svg:d="M11064 7715h3016v-3016" svg:viewBox="0 0 3017 3017">
          <text:p/>
        </draw:connector>
        <draw:custom-shape draw:style-name="gr19" draw:text-style-name="P7" draw:layer="layout" svg:width="1.905cm" svg:height="0.952cm" svg:x="14.556cm" svg:y="5.651cm">
          <text:p text:style-name="P6"><text:span text:style-name="T4">function calls</text:span></text:p>
          <draw:enhanced-geometry svg:viewBox="0 0 21600 21600" draw:glue-points="10800 0 0 10800 10800 21600 21600 10800 ?f40 ?f41" draw:text-areas="0 0 21600 21600" draw:type="rectangular-callout" draw:modifiers="-5224.34417628541 -7524.86883525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0" draw:text-style-name="P8" draw:layer="layout" svg:x1="12.016cm" svg:y1="1.682cm" svg:x2="10.111cm" svg:y2="1.682cm" draw:start-shape="id9" draw:start-glue-point="3" draw:end-shape="id6" draw:end-glue-point="1" svg:d="M12016 1682h-1905" svg:viewBox="0 0 1906 1">
          <text:p/>
        </draw:connector>
        <draw:custom-shape draw:style-name="gr15" draw:text-style-name="P7" draw:layer="layout" svg:width="1.586cm" svg:height="0.635cm" svg:x="10.111cm" svg:y="2.476cm">
          <text:p text:style-name="P6"><text:span text:style-name="T4">tcp</text:span></text:p>
          <draw:enhanced-geometry svg:viewBox="0 0 21600 21600" draw:glue-points="10800 0 0 10800 10800 21600 21600 10800 ?f40 ?f41" draw:text-areas="0 0 21600 21600" draw:type="rectangular-callout" draw:modifiers="9445.74669187146 -27305.66037735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1" draw:text-style-name="P8" draw:layer="layout" svg:x1="5.016cm" svg:y1="10.879cm" svg:x2="7.239cm" svg:y2="10.879cm" draw:start-shape="id4" draw:start-glue-point="1" draw:end-shape="id5" draw:end-glue-point="3" svg:d="M5016 10879h2223" svg:viewBox="0 0 2224 1">
          <text:p/>
        </draw:connector>
        <draw:custom-shape draw:style-name="gr22" draw:text-style-name="P7" draw:layer="layout" svg:width="2.222cm" svg:height="0.635cm" svg:x="5.032cm" svg:y="5.651cm">
          <text:p text:style-name="P6"><text:span text:style-name="T4">inheritance</text:span></text:p>
          <draw:enhanced-geometry svg:viewBox="0 0 21600 21600" draw:glue-points="10800 0 0 10800 10800 21600 21600 10800 ?f40 ?f41" draw:text-areas="0 0 21600 21600" draw:type="rectangular-callout" draw:modifiers="-3332.79352226721 32535.84905660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9" draw:layer="layout" svg:width="2.857cm" svg:height="0.635cm" svg:x="12.989cm" svg:y="10.085cm">
          <text:p text:style-name="P6"><text:span text:style-name="T4">provided :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5.52134359692 31788.6792452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9" draw:layer="layout" svg:width="2.857cm" svg:height="0.635cm" svg:x="13.604cm" svg:y="0.254cm">
          <text:p text:style-name="P6"><text:span text:style-name="T4">provided :)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330.16095171449 32943.3962264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9" draw:layer="layout" svg:width="2.857cm" svg:height="0.635cm" svg:x="8.207cm" svg:y="0.254cm">
          <text:p text:style-name="P6"><text:span text:style-name="T4">provided :)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330.16095171449 32943.3962264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3000 3000" svg:d="M1500 0l1500 3000h-3000zM1500 447l-1176 2353h2353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17.043cm" fo:page-height="12.2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